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standard">
      <style:graphic-properties loext:decorative="false"/>
    </style:style>
    <style:style style:name="co1" style:family="table-column">
      <style:table-column-properties style:column-width="4.742cm" style:use-optimal-column-width="false"/>
    </style:style>
    <style:style style:name="co2" style:family="table-column">
      <style:table-column-properties style:column-width="4.658cm" style:use-optimal-column-width="false"/>
    </style:style>
    <style:style style:name="co3" style:family="table-column">
      <style:table-column-properties style:column-width="4.7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co5" style:family="table-column">
      <style:table-column-properties style:column-width="7.049cm" style:use-optimal-column-width="false"/>
    </style:style>
    <style:style style:name="co6" style:family="table-column">
      <style:table-column-properties style:column-width="7.05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gr1" draw:text-style-name="P1" draw:layer="layout" svg:width="3.043cm" svg:height="0.962cm" svg:x="-1.543cm" svg:y="3.538cm">
          <draw:text-box>
            <text:p>Controls:</text:p>
          </draw:text-box>
        </draw:frame>
        <draw:frame draw:style-name="gr1" draw:text-style-name="P1" draw:layer="layout" svg:width="1.914cm" svg:height="0.962cm" svg:x="5.5cm" svg:y="20.076cm">
          <draw:text-box>
            <text:p>chart</text:p>
          </draw:text-box>
        </draw:frame>
        <draw:frame draw:style-name="gr1" draw:text-style-name="P1" draw:layer="layout" svg:width="1.949cm" svg:height="0.962cm" svg:x="5.664cm" svg:y="21.788cm">
          <draw:text-box>
            <text:p>clock</text:p>
          </draw:text-box>
        </draw:frame>
        <draw:frame draw:style-name="gr1" draw:text-style-name="P1" draw:layer="layout" svg:width="2.762cm" svg:height="0.962cm" svg:x="-0.012cm" svg:y="2.25cm">
          <draw:text-box>
            <text:p>Labeled</text:p>
          </draw:text-box>
        </draw:frame>
        <draw:frame draw:style-name="gr2" draw:layer="layout" svg:width="23.501cm" svg:height="13.217cm" svg:x="1.079cm" svg:y="4.8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row table:style-name="ro1" table:default-cell-style-name="bg-none">
              <table:table-cell>
                <text:p>Controls</text:p>
              </table:table-cell>
              <table:table-cell>
                <text:p>Labeled</text:p>
              </table:table-cell>
              <table:table-cell>
                <text:p>Text</text:p>
              </table:table-cell>
              <table:table-cell>
                <text:p>Image</text:p>
              </table:table-cell>
              <table:table-cell>
                <text:p>Container</text:p>
              </table:table-cell>
            </table:table-row>
            <table:table-row table:style-name="ro2" table:default-cell-style-name="bg-none">
              <table:table-cell>
                <text:p>panel</text:p>
              </table:table-cell>
              <table:table-cell>
                <text:p>?</text:p>
              </table:table-cell>
              <table:table-cell>
                <text:p>✔️</text:p>
              </table:table-cell>
              <table:table-cell>
                <text:p>✔️</text:p>
              </table:table-cell>
              <table:table-cell/>
            </table:table-row>
            <table:table-row table:style-name="ro2" table:default-cell-style-name="bg-none">
              <table:table-cell>
                <text:p>dialog</text:p>
              </table:table-cell>
              <table:table-cell>
                <text:p>✔️</text:p>
              </table:table-cell>
              <table:table-cell>
                <text:p>✔️</text:p>
              </table:table-cell>
              <table:table-cell>
                <text:p>✔️</text:p>
              </table:table-cell>
              <table:table-cell/>
            </table:table-row>
            <table:table-row table:style-name="ro2" table:default-cell-style-name="bg-none">
              <table:table-cell>
                <text:p>button</text:p>
              </table:table-cell>
              <table:table-cell/>
              <table:table-cell>
                <text:p>✔️</text:p>
              </table:table-cell>
              <table:table-cell>
                <text:p>✔️</text:p>
              </table:table-cell>
              <table:table-cell/>
            </table:table-row>
            <table:table-row table:style-name="ro2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g-none">
              <table:table-cell>
                <text:p>tooltip</text:p>
              </table:table-cell>
              <table:table-cell/>
              <table:table-cell>
                <text:p>✔️</text:p>
              </table:table-cell>
              <table:table-cell>
                <text:p>?</text:p>
              </table:table-cell>
              <table:table-cell/>
            </table:table-row>
            <table:table-row table:style-name="ro1" table:default-cell-style-name="bg-none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textbox </text:p>
              </table:table-cell>
              <table:table-cell>
                <text:p>✔️</text:p>
              </table:table-cell>
              <table:table-cell>
                <text:p>✔️</text:p>
              </table:table-cell>
              <table:table-cell/>
              <table:table-cell/>
            </table:table-row>
            <table:table-row table:style-name="ro1" table:default-cell-style-name="bg-none">
              <table:table-cell>
                <text:p>list</text:p>
              </table:table-cell>
              <table:table-cell>
                <text:p>✔️</text:p>
              </table:table-cell>
              <table:table-cell>
                <text:p>✔️</text:p>
              </table:table-cell>
              <table:table-cell>
                <text:p>?</text:p>
              </table:table-cell>
              <table:table-cell/>
            </table:table-row>
            <table:table-row table:style-name="ro1" table:default-cell-style-name="bg-none">
              <table:table-cell>
                <text:p>combo</text:p>
              </table:table-cell>
              <table:table-cell>
                <text:p>✔️</text:p>
              </table:table-cell>
              <table:table-cell>
                <text:p>✔️</text:p>
              </table:table-cell>
              <table:table-cell>
                <text:p>?</text:p>
              </table:table-cell>
              <table:table-cell/>
            </table:table-row>
            <table:table-row table:style-name="ro1" table:default-cell-style-name="bg-none">
              <table:table-cell>
                <text:p>radios</text:p>
              </table:table-cell>
              <table:table-cell>
                <text:p>✔️</text:p>
              </table:table-cell>
              <table:table-cell>
                <text:p>✔️</text:p>
              </table:table-cell>
              <table:table-cell/>
              <table:table-cell/>
            </table:table-row>
            <table:table-row table:style-name="ro1" table:default-cell-style-name="bg-none">
              <table:table-cell>
                <text:p>slider</text:p>
              </table:table-cell>
              <table:table-cell>
                <text:p>✔️</text:p>
              </table:table-cell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scale</text:p>
              </table:table-cell>
              <table:table-cell>
                <text:p>✔️</text:p>
              </table:table-cell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checbox</text:p>
              </table:table-cell>
              <table:table-cell>
                <text:p>✔️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layer="layout" svg:width="14.098cm" svg:height="3.697cm" svg:x="2.188cm" svg:y="24.33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bg-none">
              <table:table-cell>
                <text:p>Control:</text:p>
              </table:table-cell>
              <table:table-cell/>
            </table:table-row>
            <table:table-row table:style-name="ro2" table:default-cell-style-name="bg-none">
              <table:table-cell>
                <text:p>clock</text:p>
              </table:table-cell>
              <table:table-cell/>
            </table:table-row>
            <table:table-row table:style-name="ro2" table:default-cell-style-name="bg-none">
              <table:table-cell>
                <text:p>chart</text:p>
              </table:table-cell>
              <table:table-cell/>
            </table:table-row>
            <table:table-row table:style-name="ro2" table:default-cell-style-name="bg-none">
              <table:table-cell>
                <text:p>Tabs (notebook)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4.455cm" svg:height="0.962cm" svg:x="11cm" svg:y="2.5cm">
          <draw:text-box>
            <text:p>Basic controls</text:p>
          </draw:text-box>
        </draw:frame>
        <draw:frame draw:style-name="gr1" draw:text-style-name="P1" draw:layer="layout" svg:width="6.008cm" svg:height="0.962cm" svg:x="10.75cm" svg:y="18.25cm">
          <draw:text-box>
            <text:p>Compound control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23T15:32:53.122000000</meta:creation-date>
    <dc:date>2025-03-23T16:02:51.167000000</dc:date>
    <meta:editing-duration>PT19M16S</meta:editing-duration>
    <meta:editing-cycles>8</meta:editing-cycles>
    <meta:generator>LibreOffice/24.8.5.2$Windows_X86_64 LibreOffice_project/fddf2685c70b461e7832239a0162a77216259f22</meta:generator>
    <meta:document-statistic meta:object-count="8"/>
  </office:meta>
</office:document-meta>
</file>